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d81d" officeooo:paragraph-rsid="00151ccd"/>
    </style:style>
    <style:style style:name="P2" style:family="paragraph" style:parent-style-name="Standard">
      <style:text-properties officeooo:rsid="000ba485" officeooo:paragraph-rsid="00151ccd"/>
    </style:style>
    <style:style style:name="P3" style:family="paragraph" style:parent-style-name="Standard">
      <style:text-properties officeooo:rsid="000cf9c7" officeooo:paragraph-rsid="00151ccd"/>
    </style:style>
    <style:style style:name="P4" style:family="paragraph" style:parent-style-name="Standard">
      <style:text-properties officeooo:rsid="0010da97" officeooo:paragraph-rsid="00151ccd"/>
    </style:style>
    <style:style style:name="P5" style:family="paragraph" style:parent-style-name="Standard">
      <style:text-properties officeooo:rsid="000da12e" officeooo:paragraph-rsid="00151ccd"/>
    </style:style>
    <style:style style:name="P6" style:family="paragraph" style:parent-style-name="Standard">
      <style:text-properties officeooo:rsid="000fd667" officeooo:paragraph-rsid="00151ccd"/>
    </style:style>
    <style:style style:name="P7" style:family="paragraph" style:parent-style-name="Standard">
      <style:text-properties officeooo:rsid="00162eea" officeooo:paragraph-rsid="00151ccd"/>
    </style:style>
    <style:style style:name="P8" style:family="paragraph" style:parent-style-name="Standard">
      <style:text-properties officeooo:rsid="0016b3ae" officeooo:paragraph-rsid="0016b3ae"/>
    </style:style>
    <style:style style:name="P9" style:family="paragraph" style:parent-style-name="Standard">
      <style:text-properties officeooo:rsid="00175fbf" officeooo:paragraph-rsid="00175fbf"/>
    </style:style>
    <style:style style:name="P10" style:family="paragraph" style:parent-style-name="Standard">
      <style:text-properties officeooo:rsid="0017cdd5" officeooo:paragraph-rsid="0017cdd5"/>
    </style:style>
    <style:style style:name="P11" style:family="paragraph" style:parent-style-name="Standard">
      <style:text-properties officeooo:rsid="0018b405" officeooo:paragraph-rsid="0018b405"/>
    </style:style>
    <style:style style:name="T1" style:family="text">
      <style:text-properties officeooo:rsid="000cf9c7"/>
    </style:style>
    <style:style style:name="T2" style:family="text">
      <style:text-properties officeooo:rsid="0010da97"/>
    </style:style>
    <style:style style:name="T3" style:family="text">
      <style:text-properties officeooo:rsid="0025166d"/>
    </style:style>
    <style:style style:name="T4" style:family="text">
      <style:text-properties officeooo:rsid="000da12e"/>
    </style:style>
    <style:style style:name="T5" style:family="text">
      <style:text-properties officeooo:rsid="000ed81d"/>
    </style:style>
    <style:style style:name="T6" style:family="text">
      <style:text-properties officeooo:rsid="00162eea"/>
    </style:style>
    <style:style style:name="T7" style:family="text">
      <style:text-properties officeooo:rsid="00175fbf"/>
    </style:style>
    <style:style style:name="T8" style:family="text">
      <style:text-properties officeooo:rsid="001800c0"/>
    </style:style>
    <style:style style:name="T9" style:family="text">
      <style:text-properties officeooo:rsid="001b63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def outer():</text:p>
      <text:p text:style-name="P2"><text:tab/>def inner():</text:p>
      <text:p text:style-name="P2"><text:tab/><text:tab/>return 10</text:p>
      <text:p text:style-name="P2"><text:tab/>return inner</text:p>
      <text:p text:style-name="P2">WAP to call inner function</text:p>
      <text:p text:style-name="P2"/>
      <text:p text:style-name="P2">2. def fun():</text:p>
      <text:p text:style-name="P2"><text:tab/>return “this is function”</text:p>
      <text:p text:style-name="P2"><text:s text:c="4"/>f1=fun</text:p>
      <text:p text:style-name="P2"><text:s text:c="4"/>f2=fun()</text:p>
      <text:p text:style-name="P2"><text:s text:c="4"/>what is the type(f1)?</text:p>
      <text:p text:style-name="P2"><text:s text:c="4"/>What is the type(f2)?</text:p>
      <text:p text:style-name="P2"/>
      <text:p text:style-name="P2">3. f= lambda x:x**2</text:p>
      <text:p text:style-name="P2"><text:s text:c="4"/>what is the type(f)</text:p>
      <text:p text:style-name="P2"/>
      <text:p text:style-name="P2">4. <text:span text:style-name="T1">def fun(a,b,x=20,y=30)</text:span></text:p>
      <text:p text:style-name="P2"><text:tab/><text:span text:style-name="T1">return a+b+x+y</text:span></text:p>
      <text:p text:style-name="P2"><text:s text:c="5"/><text:span text:style-name="T1">WAP to pass values to a,b,y but not x.</text:span></text:p>
      <text:p text:style-name="P2"/>
      <text:p text:style-name="P3">5. <text:span text:style-name="T2">f=lambda x: 10 if x else 2</text:span>0</text:p>
      <text:p text:style-name="P4"><text:s text:c="4"/><text:span text:style-name="T3">print </text:span>f(10)</text:p>
      <text:p text:style-name="P4"><text:s text:c="3"/><text:span text:style-name="T1">output?</text:span></text:p>
      <text:p text:style-name="P4"/>
      <text:p text:style-name="P3">6. <text:span text:style-name="T3">print <text:s/>map(int,[‘c’,’d’],[12,13])</text:span></text:p>
      <text:p text:style-name="P3"><text:s text:c="4"/>output?</text:p>
      <text:p text:style-name="P3"/>
      <text:p text:style-name="P3">7. <text:s/><text:span text:style-name="T2">l=[1,2,3,4]</text:span></text:p>
      <text:p text:style-name="P4"><text:s text:c="5"/><text:span text:style-name="T3">print </text:span><text:s/>l*3</text:p>
      <text:p text:style-name="P4"><text:s text:c="5"/><text:span text:style-name="T1">output?</text:span></text:p>
      <text:p text:style-name="P4"/>
      <text:p text:style-name="P3">8. l=[1,2,3,4]</text:p>
      <text:p text:style-name="P3"><text:s text:c="4"/>a=l+[5,6]</text:p>
      <text:p text:style-name="P3"><text:s text:c="4"/>b=l.append([5,6])</text:p>
      <text:p text:style-name="P3"><text:s text:c="4"/>c=l.extend([5,6])</text:p>
      <text:p text:style-name="P3">what is the difference among a,b,c.</text:p>
      <text:p text:style-name="P3">Output of a,b,c,l?</text:p>
      <text:p text:style-name="P3"/>
      <text:p text:style-name="P3">9. l=range(10,100,10)</text:p>
      <text:p text:style-name="P3"><text:s text:c="4"/>print l[20]</text:p>
      <text:p text:style-name="P3"><text:s text:c="4"/>print l[20:]</text:p>
      <text:p text:style-name="P2"><text:s text:c="4"/><text:span text:style-name="T1">print l[20:0:-1]</text:span></text:p>
      <text:p text:style-name="P2"><text:s text:c="4"/><text:span text:style-name="T9">print l[20:0]</text:span></text:p>
      <text:p text:style-name="P2"><text:s text:c="4"/><text:span text:style-name="T1">output?</text:span></text:p>
      <text:p text:style-name="P2"/>
      <text:p text:style-name="P3">10. what are the different ways to add an elements to a dictionary. Write an example program</text:p>
      <text:p text:style-name="P3"/>
      <text:p text:style-name="P3">11. Write a program to perform stack operations using list?</text:p>
      <text:p text:style-name="P3"/>
      <text:p text:style-name="P3"><text:soft-page-break/>12. what are the default functions for tuple?</text:p>
      <text:p text:style-name="P3">13. list out string functions?</text:p>
      <text:p text:style-name="P3"/>
      <text:p text:style-name="P3">14. What is the difference among dict.items(), dict.ite<text:span text:style-name="T4">ritems</text:span>(), dict.vie<text:span text:style-name="T4">witems</text:span>()? <text:span text:style-name="T4">Elaborate with an example. <text:s/></text:span></text:p>
      <text:p text:style-name="P3"/>
      <text:p text:style-name="P5">15. <text:s/><text:span text:style-name="T5">d= {1:100,1:1000}</text:span></text:p>
      <text:p text:style-name="P5"><text:s text:c="6"/><text:span text:style-name="T5">print d[1] output?</text:span></text:p>
      <text:p text:style-name="P5"/>
      <text:p text:style-name="P1">16. d={1:10,2:20}</text:p>
      <text:p text:style-name="P1"><text:s text:c="6"/>print d[10]</text:p>
      <text:p text:style-name="P1"><text:s text:c="6"/>print d.get(10)</text:p>
      <text:p text:style-name="P1"><text:s text:c="4"/>what is the output?</text:p>
      <text:p text:style-name="P1"/>
      <text:p text:style-name="P6">17. WAP to check given value is present in dictionary or not?</text:p>
      <text:p text:style-name="P6"/>
      <text:p text:style-name="P6">18. s=”python”</text:p>
      <text:p text:style-name="P6">WAP to remove “o” from s.</text:p>
      <text:p text:style-name="P6"/>
      <text:p text:style-name="P6">19. l=[i+10 if i&gt;3 else i+20 for I in range(10) if I%2==0]</text:p>
      <text:p text:style-name="P6"><text:s text:c="6"/>print l</text:p>
      <text:p text:style-name="P6"><text:s text:c="6"/>output?</text:p>
      <text:p text:style-name="P6"/>
      <text:p text:style-name="P6">20. if -10:</text:p>
      <text:p text:style-name="P6"><text:s text:c="3"/><text:tab/>print “-10”</text:p>
      <text:p text:style-name="P6"><text:s text:c="5"/>else:</text:p>
      <text:p text:style-name="P6"><text:tab/>print “10”</text:p>
      <text:p text:style-name="P6">output?</text:p>
      <text:p text:style-name="P6"><text:s/></text:p>
      <text:p text:style-name="P6">21.<text:span text:style-name="T6">i=0</text:span></text:p>
      <text:p text:style-name="P7"><text:s text:c="6"/>while i&lt;10:</text:p>
      <text:p text:style-name="P7"><text:s text:c="11"/>print I</text:p>
      <text:p text:style-name="P7"/>
      <text:p text:style-name="P7">How many times above loop iterates?</text:p>
      <text:p text:style-name="P7"/>
      <text:p text:style-name="P6">22. <text:span text:style-name="T6">print “12” &gt; “2”</text:span></text:p>
      <text:p text:style-name="P6"/>
      <text:p text:style-name="P6">23. print 23&lt;”2”</text:p>
      <text:p text:style-name="P6"/>
      <text:p text:style-name="P8">24.Write a program to create a table, insert values, update values, delete values of the table. </text:p>
      <text:p text:style-name="P8">All database operations code write in a file and call these operations in different file.</text:p>
      <text:p text:style-name="P8">Use db_operations.py and app.py file names.(5M)</text:p>
      <text:p text:style-name="P8"/>
      <text:p text:style-name="P8">25. WAP to Connect to remote system and get the number of processes currently running in the system (3M)</text:p>
      <text:p text:style-name="P8"/>
      <text:p text:style-name="P8">26. WAP to get a json data from browser. IF type usrl <text:s/><text:a xlink:type="simple" xlink:href="http://localhost:8889/" text:style-name="Internet_20_link" text:visited-style-name="Visited_20_Internet_20_Link">http:localhost:8889</text:a> in the browser, then we should see any json data in the browser.(2M)</text:p>
      <text:p text:style-name="P8"/>
      <text:p text:style-name="P8"><text:soft-page-break/>27. <text:s/>Write service program to check requested number is prime number or not <text:span text:style-name="T7">using socket (3M)</text:span></text:p>
      <text:p text:style-name="P9">28. WAP to send request to the above program. (2M)</text:p>
      <text:p text:style-name="P10">29. WAP to do the below operations.(2M)</text:p>
      <text:p text:style-name="P10"><text:s text:c="4"/>a.Open a file in write mode and fill the file with persons information in unstructured format</text:p>
      <text:p text:style-name="P10"><text:s text:c="4"/>b. write a regular expression to fetch email and phone numbers.</text:p>
      <text:p text:style-name="P10"><text:s text:c="4"/></text:p>
      <text:p text:style-name="P10"/>
      <text:p text:style-name="P10">29. WAP <text:s/>to fetch ip addresses from the unstructured data?</text:p>
      <text:p text:style-name="P10"/>
      <text:p text:style-name="P10">30. <text:span text:style-name="T8">Write a class and constructor to create an instances like below</text:span></text:p>
      <text:p text:style-name="P10"><text:tab/><text:span text:style-name="T8">a. p1 = person(id=1,name=”ashok”,age=23,sal=56787)</text:span></text:p>
      <text:p text:style-name="P10"><text:s text:c="12"/><text:span text:style-name="T8">b. p2 = person(id=2,age=24,adhar=23456)</text:span></text:p>
      <text:p text:style-name="P10"><text:span text:style-name="T8"><text:tab/>c. p3 = person(id=4,pan=”brcp3456”,sal=23,age=45)<text:tab/></text:span></text:p>
      <text:p text:style-name="P11">31. Write a class DB, to do all database operatons(insert, update, delete) for a table (5M)</text:p>
      <text:p text:style-name="P10"/>
      <text:p text:style-name="P10"/>
      <text:p text:style-name="P6"/>
      <text:p text:style-name="P6"/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7:24:25.966000000</meta:creation-date>
    <dc:date>2017-02-20T07:56:12.957000000</dc:date>
    <meta:editing-duration>PT31M44S</meta:editing-duration>
    <meta:editing-cycles>8</meta:editing-cycles>
    <meta:generator>LibreOffice/5.2.2.2$Windows_x86 LibreOffice_project/8f96e87c890bf8fa77463cd4b640a2312823f3ad</meta:generator>
    <meta:document-statistic meta:table-count="0" meta:image-count="0" meta:object-count="0" meta:page-count="3" meta:paragraph-count="83" meta:word-count="422" meta:character-count="2695" meta:non-whitespace-character-count="2165"/>
  </office:meta>
</office:document-meta>
</file>